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1.4665in"/>
    </style:style>
    <style:style style:name="co4" style:family="table-column">
      <style:table-column-properties fo:break-before="auto" style:column-width="0.56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ffd1"/>
    </style:style>
    <style:style style:name="ce4" style:family="table-cell" style:parent-style-name="Default">
      <style:table-cell-properties fo:background-color="#ccffd1"/>
      <style:text-properties fo:color="#800080" fo:font-weight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QuakeNet</text:p>
          </table:table-cell>
          <table:table-cell table:style-name="Default"/>
          <table:table-cell>
            <draw:frame table:end-cell-address="Sheet1.L23" table:end-x="0.1531in" table:end-y="0.0638in" draw:z-index="0" draw:style-name="gr1" svg:width="8.1291in" svg:height="3.7465in" svg:x="0.2709in" svg:y="0.0004in">
              <draw:object draw:notify-on-update-of-ranges="Sheet1.A3:Sheet1.A3 Sheet1.A4:Sheet1.A31 Sheet1.B3:Sheet1.B3 Sheet1.B4:Sheet1.B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Anz. User</text:p>
          </table:table-cell>
          <table:table-cell table:style-name="ce1" office:value-type="string">
            <text:p>Min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>
            <text:p>Y = m*x+b</text:p>
          </table:table-cell>
          <table:table-cell table:style-name="ce3"/>
        </table:table-row>
        <table:table-row table:style-name="ro1">
          <table:table-cell table:number-columns-repeated="4"/>
          <table:table-cell table:style-name="ce3" office:value-type="string">
            <text:p>Steigung m:</text:p>
          </table:table-cell>
          <table:table-cell table:style-name="ce4" table:formula="of:=SLOPE([.B4:.B31];[.A4:.A31])" office:value-type="float" office:value="0.041292271507271">
            <text:p>0.04</text:p>
          </table:table-cell>
        </table:table-row>
        <table:table-row table:style-name="ro1">
          <table:table-cell table:number-columns-repeated="4"/>
          <table:table-cell table:style-name="ce3" office:value-type="string">
            <text:p>Achsenabschnitt b:</text:p>
          </table:table-cell>
          <table:table-cell table:style-name="ce4" table:formula="of:=INTERCEPT([.B4:.B31];[.A4:.A31])" office:value-type="float" office:value="0.0171304375626182">
            <text:p>0.02</text:p>
          </table:table-cell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4:Sheet1.B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11/25/2010</text:date>, <text:time>09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12-11T23:29:55</meta:creation-date>
    <dc:date>2010-11-25T09:09:10</dc:date>
    <dc:language>en-US</dc:language>
    <meta:editing-cycles>37</meta:editing-cycles>
    <meta:editing-duration>PT09H46M40S</meta:editing-duration>
    <meta:document-statistic meta:table-count="3" meta:cell-count="3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ebc6"/>
    </style:style>
    <style:style style:name="ch2" style:family="chart">
      <style:graphic-properties draw:fill-color="#ffffff"/>
      <style:text-properties fo:font-family="'DejaVu Sans'" fo:font-size="17.6000003814697pt" style:font-family-asian="Lucidasans" style:font-size-asian="17.6000003814697pt" style:font-family-complex="Lucidasans" style:font-size-complex="17.6000003814697pt"/>
    </style:style>
    <style:style style:name="ch3" style:family="chart">
      <style:graphic-properties draw:fill="solid" draw:fill-color="#d9d9d9"/>
      <style:text-properties fo:font-family="'DejaVu Sans'" fo:font-size="8.10000038146973pt" style:font-family-asian="Lucidasans" style:font-size-asian="8.10000038146973pt" style:font-family-complex="Lucidasans" style:font-size-complex="8.10000038146973pt"/>
    </style:style>
    <style:style style:name="ch4" style:family="chart">
      <style:chart-properties chart:interpolation="b-spline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 style:rotation-angle="90"/>
      <style:text-properties fo:font-family="'DejaVu Sans'" fo:font-size="8pt" style:font-family-asian="Lucidasans" style:font-size-asian="9.39999961853027pt" style:font-family-complex="Lucidasans" style:font-size-complex="9.39999961853027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family="'DejaVu Sans'" fo:font-size="9.39999961853027pt" style:font-family-asian="Lucidasans" style:font-size-asian="9.39999961853027pt" style:font-family-complex="Lucidasans" style:font-size-complex="9.39999961853027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symbol-type="none"/>
      <style:graphic-properties svg:stroke-width="0.051cm" svg:stroke-color="#000000" draw:fill-color="#000000"/>
      <style:text-properties fo:font-family="'DejaVu Sans'" fo:font-size="8pt" style:font-family-asian="Lucidasans" style:font-size-asian="8pt" style:font-family-complex="Lucidasans" style:font-size-complex="8pt"/>
    </style:style>
    <style:style style:name="ch9" style:family="chart">
      <style:graphic-properties svg:stroke-width="0.051cm" draw:fill="solid" draw:fill-color="#ffffff"/>
    </style:style>
    <style:style style:name="ch10" style:family="chart">
      <style:graphic-properties draw:fill-color="#999999"/>
    </style:style>
  </office:automatic-styles>
  <office:body>
    <office:chart>
      <chart:chart svg:width="20.649cm" svg:height="9.517cm" xlink:href=".." chart:class="chart:line" chart:style-name="ch1">
        <chart:title svg:x="9.091cm" svg:y="0.19cm" chart:style-name="ch2">
          <text:p>Laufzeit</text:p>
        </chart:title>
        <chart:legend chart:legend-position="end" svg:x="19.173cm" svg:y="4.494cm" chart:style-name="ch3"/>
        <chart:plot-area chart:style-name="ch4" table:cell-range-address="Sheet1.A3:Sheet1.B31" chart:data-source-has-labels="both" svg:x="0.412cm" svg:y="1.29cm" svg:width="17.938cm" svg:height="7.972cm">
          <chart:axis chart:dimension="x" chart:name="primary-x" chart:style-name="ch5">
            <chart:categories table:cell-range-address="Sheet1.A4:Sheet1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31" chart:label-cell-address="Sheet1.B3:Sheet1.B3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in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31">19</text:p>
              </table:table-cell>
              <table:table-cell office:value-type="float" office:value="1">
                <text:p text:id="Sheet1.B4:Sheet1.B31"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